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2cm" fo:margin-right="0cm" fo:line-height="115%" fo:text-indent="0cm" style:auto-text-indent="false"/>
      <style:text-properties fo:language="zxx" fo:country="none" officeooo:rsid="0003c609" officeooo:paragraph-rsid="0003c609" style:language-asian="zxx" style:country-asian="none" style:language-complex="zxx" style:country-complex="none"/>
    </style:style>
    <style:style style:name="P2" style:family="paragraph" style:parent-style-name="Heading_20_2">
      <style:paragraph-properties fo:line-height="115%"/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 style:list-style-name="L2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7ee08" fo:background-color="transparent" style:language-asian="zxx" style:country-asian="none" style:language-complex="zxx" style:country-complex="none"/>
    </style:style>
    <style:style style:name="P4" style:family="paragraph" style:parent-style-name="Standard" style:list-style-name="L1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23b5b" fo:background-color="transparent" style:language-asian="zxx" style:country-asian="none" style:language-complex="zxx" style:country-complex="none"/>
    </style:style>
    <style:style style:name="P5" style:family="paragraph" style:parent-style-name="Standard">
      <style:paragraph-properties fo:margin-left="2cm" fo:margin-right="0cm" style:line-height-at-least="0.503cm" fo:text-align="start" style:justify-single-word="false" fo:text-indent="0cm" style:auto-text-indent="false"/>
      <style:text-properties fo:color="#2a6099" loext:opacity="100%" style:font-name="Droid Sans Mono" fo:font-size="10.5pt" fo:language="zxx" fo:country="none" fo:font-weight="normal" officeooo:rsid="000621c1" fo:background-color="transparent" style:language-asian="zxx" style:country-asian="none" style:language-complex="zxx" style:country-complex="none"/>
    </style:style>
    <style:style style:name="P6" style:family="paragraph" style:parent-style-name="Standard">
      <style:paragraph-properties fo:margin-left="2cm" fo:margin-right="0cm" style:line-height-at-least="0.503cm" fo:text-indent="0cm" style:auto-text-indent="false"/>
      <style:text-properties fo:color="#2a6099" loext:opacity="100%" style:font-name="Droid Sans Mono" fo:font-size="10.5pt" fo:language="zxx" fo:country="none" fo:font-weight="normal" officeooo:rsid="000621c1" fo:background-color="transparent" style:language-asian="zxx" style:country-asian="none" style:language-complex="zxx" style:country-complex="none"/>
    </style:style>
    <style:style style:name="P7" style:family="paragraph" style:parent-style-name="Standard">
      <style:paragraph-properties fo:margin-left="2cm" fo:margin-right="0cm" style:line-height-at-least="0.503cm" fo:text-indent="0cm" style:auto-text-indent="false"/>
      <style:text-properties fo:color="#2a6099" loext:opacity="100%" style:font-name="Droid Sans Mono" fo:font-size="10.5pt" fo:language="zxx" fo:country="none" fo:font-weight="normal" officeooo:rsid="000621c1" officeooo:paragraph-rsid="0013abdf" fo:background-color="transparent" style:language-asian="zxx" style:country-asian="none" style:language-complex="zxx" style:country-complex="none"/>
    </style:style>
    <style:style style:name="P8" style:family="paragraph" style:parent-style-name="Text_20_body" style:list-style-name="L1">
      <style:paragraph-properties fo:line-height="115%"/>
      <style:text-properties fo:language="zxx" fo:country="none" officeooo:rsid="00011604" officeooo:paragraph-rsid="00011604" style:language-asian="zxx" style:country-asian="none" style:language-complex="zxx" style:country-complex="none"/>
    </style:style>
    <style:style style:name="P9" style:family="paragraph" style:parent-style-name="Text_20_body" style:list-style-name="L2">
      <style:paragraph-properties fo:line-height="115%"/>
      <style:text-properties fo:language="zxx" fo:country="none" officeooo:rsid="00011604" officeooo:paragraph-rsid="000621c1" style:language-asian="zxx" style:country-asian="none" style:language-complex="zxx" style:country-complex="none"/>
    </style:style>
    <style:style style:name="P10" style:family="paragraph" style:parent-style-name="Text_20_body" style:list-style-name="L2">
      <style:paragraph-properties fo:line-height="115%"/>
      <style:text-properties fo:language="zxx" fo:country="none" officeooo:rsid="00011604" officeooo:paragraph-rsid="00011604" style:language-asian="zxx" style:country-asian="none" style:language-complex="zxx" style:country-complex="none"/>
    </style:style>
    <style:style style:name="P11" style:family="paragraph" style:parent-style-name="Text_20_body" style:list-style-name="L3">
      <style:paragraph-properties fo:line-height="115%"/>
      <style:text-properties fo:language="zxx" fo:country="none" officeooo:rsid="00011604" officeooo:paragraph-rsid="00011604" style:language-asian="zxx" style:country-asian="none" style:language-complex="zxx" style:country-complex="none"/>
    </style:style>
    <style:style style:name="P12" style:family="paragraph" style:parent-style-name="Text_20_body" style:list-style-name="L5">
      <style:paragraph-properties fo:line-height="115%"/>
      <style:text-properties fo:language="zxx" fo:country="none" officeooo:rsid="00011604" officeooo:paragraph-rsid="00011604" style:language-asian="zxx" style:country-asian="none" style:language-complex="zxx" style:country-complex="none"/>
    </style:style>
    <style:style style:name="P13" style:family="paragraph" style:parent-style-name="Text_20_body" style:list-style-name="L1">
      <style:paragraph-properties fo:line-height="115%"/>
      <style:text-properties fo:language="zxx" fo:country="none" officeooo:rsid="00023b5b" officeooo:paragraph-rsid="00023b5b" style:language-asian="zxx" style:country-asian="none" style:language-complex="zxx" style:country-complex="none"/>
    </style:style>
    <style:style style:name="P14" style:family="paragraph" style:parent-style-name="Text_20_body" style:list-style-name="L1">
      <style:paragraph-properties fo:line-height="115%"/>
      <style:text-properties fo:language="zxx" fo:country="none" officeooo:rsid="00023b5b" officeooo:paragraph-rsid="0003c609" style:language-asian="zxx" style:country-asian="none" style:language-complex="zxx" style:country-complex="none"/>
    </style:style>
    <style:style style:name="P15" style:family="paragraph" style:parent-style-name="Text_20_body" style:list-style-name="L4">
      <style:paragraph-properties fo:line-height="115%"/>
      <style:text-properties fo:language="zxx" fo:country="none" officeooo:rsid="00023b5b" officeooo:paragraph-rsid="00023b5b" style:language-asian="zxx" style:country-asian="none" style:language-complex="zxx" style:country-complex="none"/>
    </style:style>
    <style:style style:name="P16" style:family="paragraph" style:parent-style-name="Text_20_body" style:list-style-name="L6">
      <style:paragraph-properties fo:line-height="115%"/>
      <style:text-properties fo:language="zxx" fo:country="none" officeooo:rsid="0003c609" officeooo:paragraph-rsid="0003c609" style:language-asian="zxx" style:country-asian="none" style:language-complex="zxx" style:country-complex="none"/>
    </style:style>
    <style:style style:name="P17" style:family="paragraph" style:parent-style-name="Text_20_body" style:list-style-name="L1">
      <style:paragraph-properties fo:line-height="115%"/>
      <style:text-properties fo:language="zxx" fo:country="none" officeooo:rsid="0003c609" officeooo:paragraph-rsid="0003c609" style:language-asian="zxx" style:country-asian="none" style:language-complex="zxx" style:country-complex="none"/>
    </style:style>
    <style:style style:name="P18" style:family="paragraph" style:parent-style-name="Text_20_body" style:list-style-name="L7">
      <style:paragraph-properties fo:line-height="115%"/>
      <style:text-properties fo:language="zxx" fo:country="none" officeooo:rsid="0003c609" officeooo:paragraph-rsid="0003c609" style:language-asian="zxx" style:country-asian="none" style:language-complex="zxx" style:country-complex="none"/>
    </style:style>
    <style:style style:name="P19" style:family="paragraph" style:parent-style-name="Text_20_body" style:list-style-name="L7">
      <style:paragraph-properties fo:line-height="115%"/>
      <style:text-properties fo:language="zxx" fo:country="none" officeooo:rsid="00054090" officeooo:paragraph-rsid="00054090" style:language-asian="zxx" style:country-asian="none" style:language-complex="zxx" style:country-complex="none"/>
    </style:style>
    <style:style style:name="P20" style:family="paragraph" style:parent-style-name="Text_20_body" style:list-style-name="L1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621c1" fo:background-color="transparent" style:language-asian="zxx" style:country-asian="none" style:language-complex="zxx" style:country-complex="none"/>
    </style:style>
    <style:style style:name="P21" style:family="paragraph" style:parent-style-name="Text_20_body" style:list-style-name="L1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10d5d9" fo:background-color="transparent" style:language-asian="zxx" style:country-asian="none" style:language-complex="zxx" style:country-complex="none"/>
    </style:style>
    <style:style style:name="P22" style:family="paragraph" style:parent-style-name="Text_20_body" style:list-style-name="L1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13abdf" fo:background-color="transparent" style:language-asian="zxx" style:country-asian="none" style:language-complex="zxx" style:country-complex="none"/>
    </style:style>
    <style:style style:name="P23" style:family="paragraph" style:parent-style-name="Text_20_body" style:list-style-name="L1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13cfda" fo:background-color="transparent" style:language-asian="zxx" style:country-asian="none" style:language-complex="zxx" style:country-complex="none"/>
    </style:style>
    <style:style style:name="P24" style:family="paragraph" style:parent-style-name="Text_20_body" style:list-style-name="L2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621c1" fo:background-color="transparent" style:language-asian="zxx" style:country-asian="none" style:language-complex="zxx" style:country-complex="none"/>
    </style:style>
    <style:style style:name="P25" style:family="paragraph" style:parent-style-name="Text_20_body" style:list-style-name="L2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9e47f" fo:background-color="transparent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2cm" fo:margin-right="0cm" fo:line-height="115%" fo:text-indent="0cm" style:auto-text-indent="false"/>
      <style:text-properties fo:color="#2a6099" loext:opacity="100%" style:font-name="Droid Sans Mono" fo:font-size="10.5pt" fo:language="zxx" fo:country="none" fo:font-weight="normal" officeooo:rsid="000621c1" officeooo:paragraph-rsid="00011604" fo:background-color="transparent" style:language-asian="zxx" style:country-asian="none" style:language-complex="zxx" style:country-complex="none"/>
    </style:style>
    <style:style style:name="P27" style:family="paragraph" style:parent-style-name="Text_20_body">
      <style:paragraph-properties fo:margin-left="2cm" fo:margin-right="0cm" fo:line-height="115%" fo:text-indent="0cm" style:auto-text-indent="false"/>
      <style:text-properties fo:color="#2a6099" loext:opacity="100%" style:font-name="Droid Sans Mono" fo:font-size="10.5pt" fo:language="zxx" fo:country="none" fo:font-weight="normal" officeooo:rsid="000621c1" officeooo:paragraph-rsid="000b627b" fo:background-color="transparent" style:language-asian="zxx" style:country-asian="none" style:language-complex="zxx" style:country-complex="none"/>
    </style:style>
    <style:style style:name="P28" style:family="paragraph" style:parent-style-name="Text_20_body" style:list-style-name="L8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b627b" fo:background-color="transparent" style:language-asian="zxx" style:country-asian="none" style:language-complex="zxx" style:country-complex="none"/>
    </style:style>
    <style:style style:name="P29" style:family="paragraph" style:parent-style-name="Text_20_body" style:list-style-name="L3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b627b" fo:background-color="transparent" style:language-asian="zxx" style:country-asian="none" style:language-complex="zxx" style:country-complex="none"/>
    </style:style>
    <style:style style:name="P30" style:family="paragraph" style:parent-style-name="Text_20_body" style:list-style-name="L3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d0f24" fo:background-color="transparent" style:language-asian="zxx" style:country-asian="none" style:language-complex="zxx" style:country-complex="none"/>
    </style:style>
    <style:style style:name="P31" style:family="paragraph" style:parent-style-name="Text_20_body" style:list-style-name="L3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10d5d9" fo:background-color="transparent" style:language-asian="zxx" style:country-asian="none" style:language-complex="zxx" style:country-complex="none"/>
    </style:style>
    <style:style style:name="P32" style:family="paragraph" style:parent-style-name="Text_20_body" style:list-style-name="L3">
      <style:paragraph-properties fo:line-height="115%" fo:text-align="start" style:justify-single-word="false"/>
      <style:text-properties fo:color="#2a6099" loext:opacity="100%" style:font-name="Droid Sans Mono" fo:font-size="10.5pt" fo:language="zxx" fo:country="none" fo:font-weight="normal" officeooo:rsid="000621c1" officeooo:paragraph-rsid="000eac30" fo:background-color="transparent" style:language-asian="zxx" style:country-asian="none" style:language-complex="zxx" style:country-complex="none"/>
    </style:style>
    <style:style style:name="P33" style:family="paragraph" style:parent-style-name="Text_20_body" style:list-style-name="L4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13cfda" fo:background-color="transparent" style:language-asian="zxx" style:country-asian="none" style:language-complex="zxx" style:country-complex="none"/>
    </style:style>
    <style:style style:name="T1" style:family="text">
      <style:text-properties officeooo:rsid="0003c609"/>
    </style:style>
    <style:style style:name="T2" style:family="text">
      <style:text-properties officeooo:rsid="000621c1"/>
    </style:style>
    <style:style style:name="T3" style:family="text">
      <style:text-properties fo:color="#2a6099" loext:opacity="100%" style:font-name="Droid Sans Mono" fo:font-size="10.5pt" fo:font-weight="normal" fo:background-color="transparent" loext:char-shading-value="0"/>
    </style:style>
    <style:style style:name="T4" style:family="text">
      <style:text-properties fo:color="#2a6099" loext:opacity="100%" style:font-name="Droid Sans Mono" fo:font-size="10.5pt" fo:font-weight="normal" officeooo:rsid="0013abdf" fo:background-color="transparent" loext:char-shading-value="0"/>
    </style:style>
    <style:style style:name="T5" style:family="text">
      <style:text-properties fo:color="#2a6099" loext:opacity="100%" style:font-name="Droid Sans Mono" fo:font-size="10.5pt" fo:font-style="italic" fo:font-weight="normal" officeooo:rsid="0013abdf" fo:background-color="transparent" loext:char-shading-value="0"/>
    </style:style>
    <style:style style:name="T6" style:family="text">
      <style:text-properties officeooo:rsid="0009e47f"/>
    </style:style>
    <style:style style:name="T7" style:family="text">
      <style:text-properties style:font-name="Droid Sans Mono" fo:font-size="10.5pt" fo:font-weight="normal"/>
    </style:style>
    <style:style style:name="T8" style:family="text">
      <style:text-properties officeooo:rsid="000b627b"/>
    </style:style>
    <style:style style:name="T9" style:family="text">
      <style:text-properties officeooo:rsid="000d0f24"/>
    </style:style>
    <style:style style:name="T10" style:family="text">
      <style:text-properties officeooo:rsid="000ea634"/>
    </style:style>
    <style:style style:name="T11" style:family="text">
      <style:text-properties officeooo:rsid="00105027"/>
    </style:style>
    <style:style style:name="T12" style:family="text">
      <style:text-properties officeooo:rsid="001230b4"/>
    </style:style>
    <style:style style:name="T13" style:family="text">
      <style:text-properties officeooo:rsid="00134899"/>
    </style:style>
    <style:style style:name="T14" style:family="text">
      <style:text-properties officeooo:rsid="0013abdf"/>
    </style:style>
    <style:style style:name="T15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Database access using Django. Questions.</text:h>
      <text:list xml:id="list1344419791" text:style-name="L1">
        <text:list-item>
          <text:p text:style-name="P8">Indicate an example of database where it is better to use a relational database better than a NoSQL database and explain why.</text:p>
          <text:p text:style-name="P20">En una base de datos de un banco es esencial. La estructura de los datos en tablas, asi como la integridad y la facilidad de acceder a eses datos a través de consultas.</text:p>
        </text:list-item>
        <text:list-item>
          <text:p text:style-name="P8">If we have the following tables in a relational database:</text:p>
          <text:p text:style-name="P8">student: idStudent, idAddress (foreign key to table address), name, age.</text:p>
          <text:p text:style-name="P8">address: idAddress, street, number, postalCode, idProvince (foreign key to table province)</text:p>
          <text:p text:style-name="P8">province: idProvince, description.</text:p>
        </text:list-item>
      </text:list>
      <text:list xml:id="list1282999607" text:style-name="L2">
        <text:list-item>
          <text:list>
            <text:list-item>
              <text:p text:style-name="P9">Indicate the equivalence in an Object Oriented Model.</text:p>
              <text:list>
                <text:list-item>
                  <text:p text:style-name="P24">Class Studen: </text:p>
                  <text:list>
                    <text:list-item>
                      <text:p text:style-name="P25">Properties: id, idAddress (class Address), name, age.</text:p>
                    </text:list-item>
                  </text:list>
                </text:list-item>
                <text:list-item>
                  <text:p text:style-name="P24">Class Adress: </text:p>
                  <text:list>
                    <text:list-item>
                      <text:p text:style-name="P24">Properties: id, street, number, postalCode, idProvince (class Province).</text:p>
                    </text:list-item>
                  </text:list>
                </text:list-item>
                <text:list-item>
                  <text:p text:style-name="P24">Class Provinde:</text:p>
                  <text:list>
                    <text:list-item>
                      <text:p text:style-name="P24">Properties: id, description.</text:p>
                    </text:list-item>
                  </text:list>
                </text:list-item>
              </text:list>
            </text:list-item>
            <text:list-item>
              <text:p text:style-name="P10">Indicate the equivalence in a documental database that uses JSON files.</text:p>
              <text:list>
                <text:list-item>
                  <text:p text:style-name="P3">[</text:p>
                </text:list-item>
              </text:list>
            </text:list-item>
          </text:list>
        </text:list-item>
      </text:list>
      <text:p text:style-name="P5">{</text:p>
      <text:p text:style-name="P5"><text:tab/>"name": "",</text:p>
      <text:p text:style-name="P5"><text:tab/>"age": 79,</text:p>
      <text:p text:style-name="P5"><text:tab/>"address": {</text:p>
      <text:p text:style-name="P5"><text:tab/><text:tab/>"street": "",</text:p>
      <text:p text:style-name="P5"><text:tab/><text:tab/>"number": 34,</text:p>
      <text:p text:style-name="P5"><text:tab/><text:tab/>"postalCode": "15895",</text:p>
      <text:p text:style-name="P5"><text:tab/><text:tab/>"province": {</text:p>
      <text:p text:style-name="P5"><text:tab/><text:tab/><text:tab/>"id": 15,</text:p>
      <text:p text:style-name="P5"><text:tab/><text:tab/><text:tab/>"description": "A Coruñaa"</text:p>
      <text:p text:style-name="P5"><text:tab/><text:tab/>}</text:p>
      <text:p text:style-name="P5"><text:tab/>}</text:p>
      <text:p text:style-name="P5">},</text:p>
      <text:p text:style-name="P5">{</text:p>
      <text:p text:style-name="P5"><text:tab/>"name": "",</text:p>
      <text:p text:style-name="P5"><text:tab/>"age": 79,</text:p>
      <text:p text:style-name="P5"><text:tab/>"address": {</text:p>
      <text:p text:style-name="P5"><text:tab/><text:tab/>"street": "",</text:p>
      <text:p text:style-name="P5"><text:tab/><text:tab/>"number": 34,</text:p>
      <text:p text:style-name="P5"><text:tab/><text:tab/>"postalCode": "15895",</text:p>
      <text:p text:style-name="P5"><text:tab/><text:tab/>"province": {</text:p>
      <text:p text:style-name="P5"><text:tab/><text:tab/><text:tab/>"id": 15,</text:p>
      <text:p text:style-name="P5"><text:tab/><text:tab/><text:tab/>"description": "A Coruñaa"</text:p>
      <text:p text:style-name="P5"><text:soft-page-break/><text:tab/><text:tab/>}</text:p>
      <text:p text:style-name="P5"><text:tab/>}</text:p>
      <text:p text:style-name="P5">}</text:p>
      <text:p text:style-name="P5">]</text:p>
      <text:list xml:id="list125336383979038" text:continue-numbering="true" text:style-name="L2">
        <text:list-item>
          <text:list>
            <text:list-item>
              <text:p text:style-name="P10">Indicate the equivalence using a xml file.</text:p>
            </text:list-item>
          </text:list>
        </text:list-item>
      </text:list>
      <text:p text:style-name="P26">&lt;people&gt;</text:p>
      <text:p text:style-name="P26"><text:s text:c="2"/>&lt;person&gt;</text:p>
      <text:p text:style-name="P26"><text:s text:c="4"/>&lt;name&gt;John Doe&lt;/name&gt;</text:p>
      <text:p text:style-name="P26"><text:s text:c="4"/>&lt;age&gt;79&lt;/age&gt;</text:p>
      <text:p text:style-name="P26"><text:s text:c="4"/>&lt;address&gt;</text:p>
      <text:p text:style-name="P26"><text:s text:c="6"/>&lt;street&gt;Main Street&lt;/street&gt;</text:p>
      <text:p text:style-name="P26"><text:s text:c="6"/>&lt;number&gt;34&lt;/number&gt;</text:p>
      <text:p text:style-name="P26"><text:s text:c="6"/>&lt;postalCode&gt;15895&lt;/postalCode&gt;</text:p>
      <text:p text:style-name="P26"><text:s text:c="6"/>&lt;province&gt;</text:p>
      <text:p text:style-name="P26"><text:s text:c="8"/>&lt;id&gt;15&lt;/id&gt;</text:p>
      <text:p text:style-name="P26"><text:s text:c="8"/>&lt;description&gt;A Coruña&lt;/description&gt;</text:p>
      <text:p text:style-name="P26"><text:s text:c="6"/>&lt;/province&gt;</text:p>
      <text:p text:style-name="P26"><text:s text:c="4"/>&lt;/address&gt;</text:p>
      <text:p text:style-name="P26"><text:s text:c="2"/>&lt;/person&gt;</text:p>
      <text:p text:style-name="P26"><text:s text:c="2"/>&lt;person&gt;</text:p>
      <text:p text:style-name="P26"><text:s text:c="4"/>&lt;name&gt;Jane Smith&lt;/name&gt;</text:p>
      <text:p text:style-name="P26"><text:s text:c="4"/>&lt;age&gt;79&lt;/age&gt;</text:p>
      <text:p text:style-name="P26"><text:s text:c="4"/>&lt;address&gt;</text:p>
      <text:p text:style-name="P27"><text:s text:c="6"/>&lt;street&gt;Second Avenu <text:s/>&lt;person&gt;</text:p>
      <text:p text:style-name="P26"><text:s text:c="4"/>&lt;name&gt;John Doe&lt;/name&gt;</text:p>
      <text:p text:style-name="P26"><text:s text:c="4"/>&lt;age&gt;79&lt;/age&gt;</text:p>
      <text:p text:style-name="P26"><text:s text:c="4"/>&lt;address&gt;</text:p>
      <text:p text:style-name="P26"><text:s text:c="6"/>&lt;street&gt;Main Street&lt;/street&gt;</text:p>
      <text:p text:style-name="P26"><text:s text:c="6"/>&lt;number&gt;34&lt;/number&gt;</text:p>
      <text:p text:style-name="P26"><text:s text:c="6"/>&lt;postalCode&gt;15895&lt;/postalCode&gt;</text:p>
      <text:p text:style-name="P26"><text:s text:c="6"/>&lt;province&gt;</text:p>
      <text:p text:style-name="P26"><text:s text:c="8"/>&lt;id&gt;15&lt;/id&gt;</text:p>
      <text:p text:style-name="P26"><text:s text:c="8"/>&lt;description&gt;A Coruña&lt;/description&gt;</text:p>
      <text:p text:style-name="P26"><text:s text:c="6"/>&lt;/province&gt;</text:p>
      <text:p text:style-name="P26"><text:s text:c="4"/>&lt;/address&gt;</text:p>
      <text:p text:style-name="P26"><text:s text:c="2"/>&lt;/person&gt;</text:p>
      <text:p text:style-name="P26"><text:soft-page-break/><text:s text:c="2"/>&lt;person&gt;</text:p>
      <text:p text:style-name="P26"><text:s text:c="4"/>&lt;name&gt;Jane Smith&lt;/name&gt;</text:p>
      <text:p text:style-name="P26"><text:s text:c="4"/>&lt;age&gt;79&lt;/age&gt;</text:p>
      <text:p text:style-name="P26"><text:s text:c="4"/>&lt;address&gt;</text:p>
      <text:p text:style-name="P27"><text:s text:c="6"/>&lt;street&gt;Second Avenue&lt;/street&gt;</text:p>
      <text:p text:style-name="P26"><text:s text:c="6"/>&lt;number&gt;34&lt;/number&gt;</text:p>
      <text:p text:style-name="P26"><text:s text:c="6"/>&lt;postalCode&gt;15895&lt;/postalCode&gt;</text:p>
      <text:p text:style-name="P26"><text:s text:c="6"/>&lt;province&gt;</text:p>
      <text:p text:style-name="P26"><text:s text:c="8"/>&lt;id&gt;15&lt;/id&gt;</text:p>
      <text:p text:style-name="P26"><text:s text:c="8"/>&lt;description&gt;A Coruña&lt;/description&gt;</text:p>
      <text:p text:style-name="P26"><text:s text:c="6"/>&lt;/province&gt;</text:p>
      <text:p text:style-name="P26"><text:s text:c="4"/>&lt;/address&gt;</text:p>
      <text:p text:style-name="P26"><text:s text:c="2"/>&lt;/person&gt;</text:p>
      <text:p text:style-name="P26">&lt;/people&gt;</text:p>
      <text:list xml:id="list125335509515346" text:continue-list="list1344419791" text:style-name="L1">
        <text:list-item>
          <text:p text:style-name="P8">Indicate three advantages of using a database better than a file to store information.</text:p>
        </text:list-item>
      </text:list>
      <text:list xml:id="list215809021" text:style-name="L8">
        <text:list-item>
          <text:list>
            <text:list-item>
              <text:p text:style-name="P28">Mas facil de acceder a los datos y de guardarlos.</text:p>
            </text:list-item>
            <text:list-item>
              <text:p text:style-name="P28">Cada dato tiene un tipo correspondiente.</text:p>
            </text:list-item>
            <text:list-item>
              <text:p text:style-name="P28">Evitar duplicados.</text:p>
            </text:list-item>
          </text:list>
        </text:list-item>
      </text:list>
      <text:list xml:id="list125335975256706" text:continue-list="list125335509515346" text:style-name="L1">
        <text:list-item>
          <text:p text:style-name="P8">Indicate the SQL code to perform the following actions:</text:p>
        </text:list-item>
      </text:list>
      <text:list xml:id="list2538339918" text:style-name="L3">
        <text:list-item>
          <text:list>
            <text:list-item>
              <text:p text:style-name="P11">Create a table with name student and fields: idStudent (integer, PK), name (string), age (number)</text:p>
              <text:list>
                <text:list-item>
                  <text:p text:style-name="P29">CREATE TABLE Student(</text:p>
                  <text:list>
                    <text:list-header>
                      <text:p text:style-name="P29">idStudent int primary key,</text:p>
                      <text:p text:style-name="P29">name varchar(50),</text:p>
                      <text:p text:style-name="P29">age int</text:p>
                    </text:list-header>
                  </text:list>
                  <text:p text:style-name="P29">);</text:p>
                </text:list-item>
              </text:list>
            </text:list-item>
            <text:list-item>
              <text:p text:style-name="P11">Add two rows of data in the previous table.</text:p>
              <text:list>
                <text:list-item>
                  <text:p text:style-name="P30">INSERT INTO Student VALUES</text:p>
                  <text:p text:style-name="P30">(1, "Jose", 79),</text:p>
                  <text:p text:style-name="P30">(2, "Juan", 48);</text:p>
                </text:list-item>
              </text:list>
            </text:list-item>
            <text:list-item>
              <text:p text:style-name="P11">Modify the second row of data that you added.</text:p>
              <text:list>
                <text:list-item>
                  <text:p text:style-name="P31">UPDATE Student </text:p>
                  <text:p text:style-name="P31">SET name = "Juancho", age = 50 </text:p>
                  <text:p text:style-name="P31">WHERE idStudent = 2;</text:p>
                </text:list-item>
              </text:list>
            </text:list-item>
            <text:list-item>
              <text:p text:style-name="P11"><text:soft-page-break/>Delete the first row of data in that table.</text:p>
              <text:list>
                <text:list-item>
                  <text:p text:style-name="P32">DELETE FROM Student WHERE idStudent = 1;</text:p>
                </text:list-item>
              </text:list>
            </text:list-item>
          </text:list>
        </text:list-item>
      </text:list>
      <text:list xml:id="list125335634284932" text:continue-list="list125335975256706" text:style-name="L1">
        <text:list-item>
          <text:p text:style-name="P13">What is a Django Model?</text:p>
          <text:p text:style-name="P21">Es una tabla de Django que representa una tabla en Sql y que el mismo transforma a este lenguaje para la base de datos.</text:p>
        </text:list-item>
        <text:list-item>
          <text:p text:style-name="P13">What does “object-relational mapping” mean?</text:p>
          <text:p text:style-name="P22">Es una tecnica de programacion que permite modificar una tabla de la base de datos usando un lenguaje de programacion con objetos.</text:p>
        </text:list-item>
        <text:list-item>
          <text:p text:style-name="P13">Define the Django model that is equivalent to the table in the exercise 4. Indicate which actions must be performed so that this model is mapped to a relational database.</text:p>
          <text:p text:style-name="P4">class Student(models.Model):</text:p>
        </text:list-item>
      </text:list>
      <text:p text:style-name="P6">id = models.IntegerField(<text:span text:style-name="T15">primary_key</text:span>=True)</text:p>
      <text:p text:style-name="P7">name = models.CharField(<text:span text:style-name="T15">max_length</text:span>=50)</text:p>
      <text:p text:style-name="P7"><text:span text:style-name="T15">age</text:span> = models.IntegerField()</text:p>
      <text:p text:style-name="P7"/>
      <text:list xml:id="list125335258663841" text:continue-numbering="true" text:style-name="L1">
        <text:list-item>
          <text:p text:style-name="P13">What is the purpose of the field validators that we can specify in the Django models?</text:p>
          <text:p text:style-name="P22">Nos asegura que un atributo cumpla con una un una condicion específica.</text:p>
        </text:list-item>
        <text:list-item>
          <text:p text:style-name="P13">If I have a student with name “Luisa” in the database. Write the Django code that we must execute in order to modify it.</text:p>
          <text:p text:style-name="P23">Student.objects.filter(name="Luisa").name = "Manola"</text:p>
        </text:list-item>
        <text:list-item>
          <text:p text:style-name="P13">Write the code of the filters that are equivalent to the following SQL sentences:</text:p>
        </text:list-item>
      </text:list>
      <text:list xml:id="list3368431848" text:style-name="L4">
        <text:list-item>
          <text:list>
            <text:list-item>
              <text:p text:style-name="P15">select * from student where age between 20 and 70;</text:p>
              <text:list>
                <text:list-item>
                  <text:p text:style-name="P33">Student.objects.filter(age__gt = 20 , age__lt = 70)</text:p>
                </text:list-item>
              </text:list>
            </text:list-item>
            <text:list-item>
              <text:p text:style-name="P15">select * from student where name like ‘%Gomez%’ and (register = 1 or previousRegister = 1);</text:p>
              <text:list>
                <text:list-item>
                  <text:p text:style-name="P33">Student.objects.filter(age__gt = 20 , age__lt = 70)</text:p>
                </text:list-item>
              </text:list>
            </text:list-item>
            <text:list-item>
              <text:p text:style-name="P15">select * from customer where age &gt;= 18 <text:span text:style-name="T1">or</text:span> city = ‘B%’<text:span text:style-name="T1">;</text:span></text:p>
            </text:list-item>
          </text:list>
        </text:list-item>
      </text:list>
      <text:list xml:id="list125335116590147" text:continue-list="list125335258663841" text:style-name="L1">
        <text:list-item>
          <text:p text:style-name="P8">Describe with your own words the following concepts:</text:p>
        </text:list-item>
      </text:list>
      <text:list text:style-name="L5">
        <text:list-item>
          <text:list>
            <text:list-item>
              <text:p text:style-name="P12">Persistent Data.</text:p>
            </text:list-item>
            <text:list-item>
              <text:p text:style-name="P12">Temporary Data.</text:p>
            </text:list-item>
            <text:list-item>
              <text:p text:style-name="P12">Semi-Persistent Data.</text:p>
            </text:list-item>
          </text:list>
        </text:list-item>
      </text:list>
      <text:list xml:id="list125334460409982" text:continue-list="list125335116590147" text:style-name="L1">
        <text:list-item>
          <text:p text:style-name="P14">Write the <text:span text:style-name="T1">django </text:span>code <text:span text:style-name="T1">to perform the following tasks:</text:span></text:p>
        </text:list-item>
      </text:list>
      <text:list text:style-name="L6">
        <text:list-item>
          <text:list>
            <text:list-item>
              <text:p text:style-name="P16">Get all registers from the table ‘student’. Show only the 4 first registers.</text:p>
            </text:list-item>
            <text:list-item>
              <text:p text:style-name="P16">Get from the previous table the register with id=3.</text:p>
            </text:list-item>
          </text:list>
        </text:list-item>
      </text:list>
      <text:list xml:id="list125335328473210" text:continue-list="list125334460409982" text:style-name="L1">
        <text:list-item>
          <text:p text:style-name="P17">We can choose between two ways to operate on the database:</text:p>
          <text:p text:style-name="P17">Case 1:</text:p>
          <text:list>
            <text:list-header>
              <text:p text:style-name="P17"><text:soft-page-break/>bestsellers = Book.objects.filter(is_bestselling=True)</text:p>
              <text:p text:style-name="P17">amazing_bestsellers = bestsellers.filter(rating__gt=4)</text:p>
              <text:p text:style-name="P17">print (bestsellers)</text:p>
              <text:p text:style-name="P17">print (amazing_bestsellers)</text:p>
            </text:list-header>
          </text:list>
          <text:p text:style-name="P17">Case 2:</text:p>
        </text:list-item>
      </text:list>
      <text:p text:style-name="P1">print (Book.objects.filter(is_bestselling=True))</text:p>
      <text:p text:style-name="P1">print (Book.objects.filter(is_bestselling=True, rating__gt=4))</text:p>
      <text:list text:style-name="L7">
        <text:list-item>
          <text:list>
            <text:list-item>
              <text:p text:style-name="P18">How many times does Django access the database in “Case 1”? And how many times in “Case 2”? </text:p>
            </text:list-item>
            <text:list-item>
              <text:p text:style-name="P19">Indicate the instruction in case 1 when the program access the database.</text:p>
            </text:list-item>
            <text:list-item>
              <text:p text:style-name="P18">Which case gives a better performance?</text:p>
            </text:list-item>
          </text:list>
        </text:list-item>
      </text:list>
      <text:list xml:id="list125335790513564" text:continue-list="list125335328473210" text:style-name="L1">
        <text:list-item>
          <text:p text:style-name="P17">Explain with your own words what is the “Cache” and what is its purpose.</text:p>
          <text:list>
            <text:list-header>
              <text:p text:style-name="P17"/>
            </text:list-header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0T12:53:34.158355419</dc:date>
    <meta:editing-duration>PT1H25M17S</meta:editing-duration>
    <meta:editing-cycles>16</meta:editing-cycles>
    <meta:generator>LibreOffice/7.4.7.2$Linux_X86_64 LibreOffice_project/40$Build-2</meta:generator>
    <meta:document-statistic meta:table-count="0" meta:image-count="0" meta:object-count="0" meta:page-count="5" meta:paragraph-count="149" meta:word-count="773" meta:character-count="5219" meta:non-whitespace-character-count="4389"/>
  </office:meta>
</office:document-meta>
</file>